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0.4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unction arguments are passed by value, except arrays which are passed by refer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arguments can be passed by reference if the memory location is passed: &amp; gives the address so int i is passed by reference via &amp;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s used within a function are local and private to the function. Except static and external variab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cii chars use single quotes int val 'A'; val is 6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 tricks like convert in to string: char two = 2 + '0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ading 0 means octal: int n = 013; // is decimal 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ding 0x or 0X is hexadecimal: int n = 0xFF // decimal 3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umerations default to numeric values in order starting at 0: ie: enum boolean { NO, YES}; // no =0, yes = 1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umeration values can start at non=zero number. IE: enum suit { HEART=1, DIAMOND, CLUB, SPADE}; // heart =1, diamond =2, club=3, club = 4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type conversion, automatic conversions only work when going from 'narrower' type to 'wider' typ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icit type conversions need to be cast: (type-name) express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wise operator ~ does 1's complement: ~0 makes all 1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wise operator | is OR 1010 | 1100 -&gt; 11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wise operator &amp; is AND 1010 &amp; 1100 -&gt; 10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wise ^ is XOR 1010 ^ 1100 = 01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wise &lt;&lt; left shift 1010 &lt;&lt; 2 = 1010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wise &gt;&gt; right shift 1010 &gt;&gt; 2 = 00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 keyword takes you out of the innermost loop or swi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s cannot be defined inside other fun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ader files can be utilized to modularize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ic variables and functions are private for the use of functions in the respective source fi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 preprocessor handles #include and #defi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ltiline #defines need a \ at the end of each line to be continued:</text:p>
            <text:p>#define sum(x,y) (x+ \</text:p>
            <text:p>y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efine is used for macro substitution: #define sum(x, y) (x+y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cros are faster than functions because they replace the text at compile time and don't need to make function cal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s use less code than macros because the code is not replaced everywhere, but they are slowing because the function has to be call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inters track a specific memory addr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amp; gives the address of an obje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* dereferences a pointer (aka gives the value of whatever is being pointed a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 a[10]; int *pa; pa = &amp;a[0]; *pa would show whatever is in a[0]; *(pa+1) would show whatever is in a[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itialize char array example: char *s= "hello"; // WARNING this is read-on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itialize char array example: char s[] = "hello"; // ok to modify, made an array just large enough to fit hell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itialize char array example: char s[25] = "hi" // 25 char slot array with first 3 slots modified to 'h', 'i', '\0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ltidimensional arrays: </text:p>
            <text:p>char[2][13] = {</text:p>
            <text:p>  {array 1 with size 13 },</text:p>
            <text:p>  {array 2 with size 13}</text:p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inter to an array: char *name[] = { "some", "thing","here"}; the benefit of doing this way is that the individual items like "some" can reside anywhere in memory. Where as char name[] = {"we","are","one"}; all the strings reside back to back in memory and are only separated by escape char \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in arguments: int main(int argc, char *argv[]) to loop thru argv we can write a basic loop: </text:p>
            <text:p>while(--argc &gt; 0){</text:p>
            <text:p> *++argv; // the next char array item</text:p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uct basics: struct point {</text:p>
            <text:p>  int x;</text:p>
            <text:p>  int y</text:p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uct basic node: </text:p>
            <text:p>struct node {</text:p>
            <text:p>  struct node next;</text:p>
            <text:p>  char *val;</text:p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way to find size of struct array: </text:p>
            <text:p>struct key keytable[NUMKEYS];</text:p>
            <text:p>int len = sizeof keytable / sizeof( struct key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other way to find size of struct array: </text:p>
            <text:p>int len = sizeof keytable / sizeof keytable[0]; // take size of all elements divided by size of 1 ele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def char *String; // makes String a type of char * or character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def is used to crate new data type nam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def struct tnode *Treeptr;</text:p>
            <text:p>typedef struct tnode{</text:p>
            <text:p>  char *word; </text:p>
            <text:p>  Treeptr left; </text:p>
            <text:p>  Treeptr right;</text:p>
            <text:p>} Treenode;    </text:p>
            <text:p>// This creates 2 new type keywords called Treenode (a structure) and Treeptr (a pointer to the structur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on is a variable that may hold (at different times) objects of different types and sizes, with the compiler keeping track of size and alignment requirements. </text:p>
            <text:p>union u_tag {</text:p>
            <text:p>  int ival;</text:p>
            <text:p>  float fval;</text:p>
            <text:p>  char *sval;</text:p>
            <text:p>} u; </text:p>
            <text:p>// u will be large enough to hold the largest  of the three types (implementation specific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t-fields are efficient ways to keep track of flag type items using numbers that are powers of 2: 2, 4, 8, 16. It's easy to use bitwise operators on these fiel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din = 0</text:p>
            <text:p>stdout = 1</text:p>
            <text:p>stderr =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 &lt; in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 &gt; outfile // dangerous, will overwrite any existing cont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 &gt;&gt; outfile // appends content to existing file, if no file exists it cre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 &lt; infile &gt; out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arguments list uses ... in function argument: int printf(char *fmt, ...) // means the number and types of these arguments may vary. Note ... may only occur at the end of an argument li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length arguments: printf(char *fmt, ...){ </text:p>
            <text:p>  va_list ap; </text:p>
            <text:p>  va_start(ap, fmt); </text:p>
            <text:p>  va_end(ap);</text:p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anf example:</text:p>
            <text:p>int day, year;</text:p>
            <text:p>char monthname[20];</text:p>
            <text:p>scanf("%d %s %d", &amp;day, monthname, &amp;yea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anf arguments must be poin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anf does not limit the buff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anf gotcha:</text:p>
            <text:p>int n;</text:p>
            <text:p>scanf("%d", n); // WRONG, should be:</text:p>
            <text:p>scanf("%d", &amp;n); // corre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 access is done via the FILE struct (provided in stdio.h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 example:</text:p>
            <text:p>FILE *fp;</text:p>
            <text:p>fp = fopen(fileName, mode); //mode can be r-read, w-write, a-append</text:p>
            <text:p>fp == null ? // if null then fopen errored : pointer to file;</text:p>
            <text:p>fclose(fp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printf(stderr, "%s : cannot open\n", *argv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it(1); //exits immediate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 *fgets(char *outputLine, int maxline, FILE *fp); // reads fp one line at a time and null terminates the string in outputLine. It also returns the line unless there is nothing left to read it returns 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rage management via malloc(size_t n);</text:p>
          </table:table-cell>
          <table:table-cell table:number-columns-repeated="1023"/>
        </table:table-row>
        <table:table-row table:style-name="ro1" table:number-rows-repeated="937">
          <table:table-cell table:style-name="ce1"/>
          <table:table-cell table:number-columns-repeated="102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